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-linejoin="round" draw:fill="solid" draw:fill-color="#ffffcc" draw:fill-gradient-name="Gradient_20_1" draw:fill-hatch-name="Black_20_0_20_Degrees" draw:opacity="50%" draw:textarea-horizontal-align="center" draw:textarea-vertical-align="middle" draw:shadow="hidden" draw:shadow-offset-x="0.102cm" draw:shadow-offset-y="0.102cm" draw:shadow-color="#c0c0c0" draw:shadow-opacity="50%"/>
    </style:style>
    <style:style style:name="gr2" style:family="graphic" style:parent-style-name="standard">
      <style:graphic-properties svg:stroke-width="0.1cm" draw:marker-start-width="0.35cm" draw:marker-end-width="0.35cm" draw:stroke-linejoin="round" draw:fill="solid" draw:fill-color="#ccccff" draw:fill-gradient-name="Gradient_20_1" draw:fill-hatch-name="Black_20_0_20_Degrees" draw:textarea-horizontal-align="center" draw:textarea-vertical-align="middle" fo:padding-top="0.175cm" fo:padding-bottom="0.175cm" fo:padding-left="0.3cm" fo:padding-right="0.3cm" draw:shadow="visible" draw:shadow-offset-x="0.102cm" draw:shadow-offset-y="0.102cm" draw:shadow-color="#c0c0c0" draw:shadow-opacity="45%"/>
    </style:style>
    <style:style style:name="gr3" style:family="graphic" style:parent-style-name="standard">
      <style:graphic-properties svg:stroke-width="0.1cm" draw:marker-start-width="0.35cm" draw:marker-end-width="0.35cm" draw:stroke-linejoin="round" draw:fill="solid" draw:fill-color="#ff6633" draw:fill-gradient-name="Gradient_20_1" draw:fill-hatch-name="Black_20_0_20_Degrees" draw:textarea-horizontal-align="center" draw:textarea-vertical-align="middle" fo:padding-top="0.175cm" fo:padding-bottom="0.175cm" fo:padding-left="0.3cm" fo:padding-right="0.3cm" draw:shadow="visible" draw:shadow-offset-x="0.102cm" draw:shadow-offset-y="0.102cm" draw:shadow-color="#c0c0c0" draw:shadow-opacity="45%"/>
    </style:style>
    <style:style style:name="gr4" style:family="graphic" style:parent-style-name="standard">
      <style:graphic-properties svg:stroke-width="0.1cm" draw:marker-start-width="0.35cm" draw:marker-end-width="0.35cm" draw:stroke-linejoin="round" draw:fill="solid" draw:fill-color="#33cc66" draw:fill-gradient-name="Gradient_20_1" draw:fill-hatch-name="Black_20_0_20_Degrees" draw:textarea-horizontal-align="center" draw:textarea-vertical-align="middle" fo:padding-top="0.175cm" fo:padding-bottom="0.175cm" fo:padding-left="0.3cm" fo:padding-right="0.3cm" draw:shadow="visible" draw:shadow-offset-x="0.102cm" draw:shadow-offset-y="0.102cm" draw:shadow-color="#c0c0c0" draw:shadow-opacity="45%"/>
    </style:style>
    <style:style style:name="gr5" style:family="graphic" style:parent-style-name="standard">
      <style:graphic-properties svg:stroke-width="0.1cm" draw:marker-start-width="0.35cm" draw:marker-end-width="0.35cm" draw:stroke-linejoin="round" draw:fill="solid" draw:fill-color="#ffff99" draw:fill-gradient-name="Gradient_20_1" draw:fill-hatch-name="Black_20_0_20_Degrees" draw:textarea-horizontal-align="center" draw:textarea-vertical-align="middle" fo:padding-top="0.175cm" fo:padding-bottom="0.175cm" fo:padding-left="0.3cm" fo:padding-right="0.3cm" draw:shadow="visible" draw:shadow-offset-x="0.102cm" draw:shadow-offset-y="0.102cm" draw:shadow-color="#c0c0c0" draw:shadow-opacity="45%"/>
    </style:style>
    <style:style style:name="gr6" style:family="graphic" style:parent-style-name="standard">
      <style:graphic-properties draw:stroke="dash" draw:stroke-dash="görkem" svg:stroke-width="0.305cm" draw:marker-start-width="0.762cm" draw:marker-end-width="0.762cm" svg:stroke-opacity="25%" draw:textarea-horizontal-align="center" draw:textarea-vertical-align="middle" fo:padding-top="0.277cm" fo:padding-bottom="0.277cm" fo:padding-left="0.402cm" fo:padding-right="0.402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68cm" fo:min-width="0.674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57cm" fo:min-width="0.77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213cm" fo:min-width="0.77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233cm" fo:min-width="0.942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69cm" fo:min-width="0.832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69cm" fo:min-width="0.755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68cm" fo:min-width="0.433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31cm" fo:min-width="0.77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69cm" fo:min-width="0.894cm"/>
    </style:style>
    <style:style style:name="P1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9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'Bitstream Vera Sans'" style:font-family-generic="swiss" style:font-pitch="variable" fo:font-size="10pt"/>
    </style:style>
    <style:style style:name="P7" style:family="paragraph">
      <style:paragraph-properties fo:margin-left="0cm" fo:margin-right="0cm" fo:text-indent="0cm"/>
      <style:text-properties fo:font-family="'Bitstream Vera Sans'" style:font-family-generic="swiss" style:font-pitch="variable" fo:font-size="6pt"/>
    </style:style>
    <style:style style:name="T1" style:family="text">
      <style:text-properties fo:font-family="'Bitstream Vera Sans'" style:font-family-generic="swiss" style:font-pitch="variable" fo:font-size="9pt"/>
    </style:style>
    <style:style style:name="T2" style:family="text">
      <style:text-properties fo:font-family="'Bitstream Vera Sans'" style:font-family-generic="swiss" style:font-pitch="variable" fo:font-size="12pt"/>
    </style:style>
    <style:style style:name="T3" style:family="text">
      <style:text-properties fo:font-family="'Bitstream Vera Sans'" style:font-family-generic="swiss" style:font-pitch="variable" fo:font-size="10pt"/>
    </style:style>
    <style:style style:name="T4" style:family="text">
      <style:text-properties fo:font-family="'Bitstream Vera Sans'" style:font-family-generic="swiss" style:font-pitch="variable"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8.33cm" svg:height="7.405cm" svg:x="11.864cm" svg:y="4.66cm">
          <text:p text:style-name="P5"/>
        </draw:rect>
        <draw:rect draw:style-name="gr2" draw:text-style-name="P3" draw:id="id2" draw:layer="layout" svg:width="1.851cm" svg:height="0.925cm" svg:x="2.54cm" svg:y="2.831cm">
          <text:p text:style-name="P2"><text:span text:style-name="T1">/sbin/init</text:span></text:p>
        </draw:rect>
        <draw:rect draw:style-name="gr3" draw:text-style-name="P3" draw:layer="layout" svg:width="1.852cm" svg:height="0.925cm" svg:x="6.705cm" svg:y="2.831cm">
          <text:p text:style-name="P2"><text:span text:style-name="T1">mudur.py</text:span></text:p>
        </draw:rect>
        <draw:rect draw:style-name="gr3" draw:text-style-name="P3" draw:id="id3" draw:layer="layout" svg:width="1.852cm" svg:height="0.925cm" svg:x="6.705cm" svg:y="5.145cm">
          <text:p text:style-name="P2"><text:span text:style-name="T1">mudur.py</text:span></text:p>
        </draw:rect>
        <draw:rect draw:style-name="gr3" draw:text-style-name="P3" draw:id="id1" draw:layer="layout" svg:width="1.852cm" svg:height="0.925cm" svg:x="6.705cm" svg:y="7.459cm">
          <text:p text:style-name="P2"><text:span text:style-name="T1">mudur.py</text:span></text:p>
        </draw:rect>
        <draw:rect draw:style-name="gr3" draw:text-style-name="P3" draw:layer="layout" svg:width="1.851cm" svg:height="0.925cm" svg:x="12.5cm" svg:y="2.831cm">
          <text:p text:style-name="P2"><text:span text:style-name="T1">muavin.py</text:span></text:p>
        </draw:rect>
        <draw:rect draw:style-name="gr4" draw:text-style-name="P1" draw:layer="layout" svg:width="1.851cm" svg:height="0.925cm" svg:x="16.738cm" svg:y="2.831cm">
          <text:p text:style-name="P2"><text:span text:style-name="T2">udev</text:span></text:p>
        </draw:rect>
        <draw:rect draw:style-name="gr5" draw:text-style-name="P1" draw:layer="layout" svg:width="1.851cm" svg:height="0.925cm" svg:x="15.151cm" svg:y="5.123cm">
          <text:p text:style-name="P2"><text:span text:style-name="T2">COMAR</text:span></text:p>
        </draw:rect>
        <draw:rect draw:style-name="gr5" draw:text-style-name="P1" draw:layer="layout" svg:width="1.851cm" svg:height="0.925cm" svg:x="12.374cm" svg:y="7.9cm">
          <text:p text:style-name="P2"><text:span text:style-name="T2">dbus</text:span></text:p>
        </draw:rect>
        <draw:rect draw:style-name="gr5" draw:text-style-name="P1" draw:layer="layout" svg:width="1.851cm" svg:height="0.925cm" svg:x="15.151cm" svg:y="7.9cm">
          <text:p text:style-name="P2"><text:span text:style-name="T2">acpid</text:span></text:p>
        </draw:rect>
        <draw:rect draw:style-name="gr5" draw:text-style-name="P1" draw:layer="layout" svg:width="1.851cm" svg:height="0.925cm" svg:x="17.928cm" svg:y="7.9cm">
          <text:p text:style-name="P2"><text:span text:style-name="T2">....</text:span></text:p>
        </draw:rect>
        <draw:line draw:style-name="gr6" draw:text-style-name="P4" draw:layer="layout" svg:x1="5.78cm" svg:y1="1.905cm" svg:x2="5.78cm" svg:y2="10.236cm">
          <text:p text:style-name="P5"/>
        </draw:line>
        <draw:line draw:style-name="gr7" draw:text-style-name="P4" draw:layer="layout" svg:x1="16.076cm" svg:y1="6.048cm" svg:x2="13.3cm" svg:y2="7.9cm">
          <text:p text:style-name="P5"/>
        </draw:line>
        <draw:line draw:style-name="gr7" draw:text-style-name="P4" draw:layer="layout" svg:x1="16.076cm" svg:y1="6.048cm" svg:x2="16.076cm" svg:y2="7.9cm">
          <text:p text:style-name="P5"/>
        </draw:line>
        <draw:line draw:style-name="gr7" draw:text-style-name="P4" draw:layer="layout" svg:x1="16.076cm" svg:y1="6.048cm" svg:x2="18.853cm" svg:y2="7.9cm">
          <text:p text:style-name="P5"/>
        </draw:line>
        <draw:frame draw:style-name="gr8" draw:text-style-name="P6" draw:layer="layout" svg:width="1.611cm" svg:height="1.073cm" svg:x="5.053cm" svg:y="3.049cm">
          <draw:text-box>
            <text:p text:style-name="P5"><text:span text:style-name="T3"/></text:p>
            <text:p text:style-name="P5"><text:span text:style-name="T3">sysinit</text:span></text:p>
          </draw:text-box>
        </draw:frame>
        <draw:line draw:style-name="gr7" draw:text-style-name="P4" draw:layer="layout" svg:x1="4.391cm" svg:y1="3.293cm" svg:x2="6.705cm" svg:y2="3.293cm">
          <text:p text:style-name="P5"/>
        </draw:line>
        <draw:frame draw:style-name="gr9" draw:text-style-name="P7" draw:layer="layout" svg:width="0.926cm" svg:height="0.743cm" svg:x="5.244cm" svg:y="5.29cm">
          <draw:text-box>
            <text:p text:style-name="P5"><text:span text:style-name="T4"><text:s text:c="10"/></text:span></text:p>
          </draw:text-box>
        </draw:frame>
        <draw:frame draw:style-name="gr10" draw:text-style-name="P7" draw:layer="layout" svg:width="0.926cm" svg:height="0.743cm" svg:x="5.244cm" svg:y="7.63cm">
          <draw:text-box>
            <text:p text:style-name="P5"><text:span text:style-name="T4"><text:s text:c="10"/></text:span></text:p>
          </draw:text-box>
        </draw:frame>
        <draw:connector draw:style-name="gr7" draw:text-style-name="P4" draw:layer="layout" draw:line-skew="-1.636cm" svg:x1="3.466cm" svg:y1="3.756cm" svg:x2="6.705cm" svg:y2="7.921cm" draw:end-shape="id1" draw:end-glue-point="3">
          <text:p text:style-name="P5"/>
        </draw:connector>
        <draw:connector draw:style-name="gr7" draw:text-style-name="P4" draw:layer="layout" svg:x1="3.465cm" svg:y1="3.756cm" svg:x2="6.705cm" svg:y2="5.607cm" draw:start-shape="id2" draw:start-glue-point="2" draw:end-shape="id3" draw:end-glue-point="3">
          <text:p text:style-name="P5"/>
        </draw:connector>
        <draw:line draw:style-name="gr6" draw:text-style-name="P4" draw:layer="layout" svg:x1="9.482cm" svg:y1="1.905cm" svg:x2="9.482cm" svg:y2="10.236cm">
          <text:p text:style-name="P5"/>
        </draw:line>
        <draw:frame draw:style-name="gr11" draw:text-style-name="P6" draw:layer="layout" svg:width="1.979cm" svg:height="0.662cm" svg:x="9.945cm" svg:y="3.366cm">
          <draw:text-box>
            <text:p text:style-name="P5"><text:span text:style-name="T3">coldplug</text:span></text:p>
          </draw:text-box>
        </draw:frame>
        <draw:frame draw:style-name="gr12" draw:text-style-name="P6" draw:layer="layout" svg:width="1.827cm" svg:height="1.019cm" svg:x="14.839cm" svg:y="3.347cm">
          <draw:text-box>
            <text:p text:style-name="P5"><text:span text:style-name="T3">hotplug</text:span></text:p>
          </draw:text-box>
        </draw:frame>
        <draw:line draw:style-name="gr7" draw:text-style-name="P4" draw:layer="layout" svg:x1="16.69cm" svg:y1="3.293cm" svg:x2="14.376cm" svg:y2="3.293cm">
          <text:p text:style-name="P5"/>
        </draw:line>
        <draw:frame draw:style-name="gr10" draw:text-style-name="P7" draw:layer="layout" svg:width="0.926cm" svg:height="0.743cm" svg:x="9.019cm" svg:y="3.049cm">
          <draw:text-box>
            <text:p text:style-name="P5"><text:span text:style-name="T4"><text:s text:c="10"/></text:span></text:p>
          </draw:text-box>
        </draw:frame>
        <draw:line draw:style-name="gr7" draw:text-style-name="P4" draw:layer="layout" svg:x1="8.557cm" svg:y1="3.293cm" svg:x2="12.259cm" svg:y2="3.293cm">
          <text:p text:style-name="P5"/>
        </draw:line>
        <draw:rect draw:style-name="gr5" draw:text-style-name="P1" draw:layer="layout" svg:width="1.851cm" svg:height="0.925cm" svg:x="12.327cm" svg:y="10.677cm">
          <text:p text:style-name="P2"><text:span text:style-name="T2">hal</text:span></text:p>
        </draw:rect>
        <draw:line draw:style-name="gr7" draw:text-style-name="P4" draw:layer="layout" svg:x1="13.252cm" svg:y1="8.825cm" svg:x2="13.252cm" svg:y2="10.677cm">
          <text:p text:style-name="P5"/>
        </draw:line>
        <draw:frame draw:style-name="gr13" draw:text-style-name="P6" draw:layer="layout" svg:width="1.721cm" svg:height="1.019cm" svg:x="3.928cm" svg:y="8.067cm">
          <draw:text-box>
            <text:p text:style-name="P5"><text:span text:style-name="T3">default</text:span></text:p>
          </draw:text-box>
        </draw:frame>
        <draw:frame draw:style-name="gr14" draw:text-style-name="P6" draw:layer="layout" svg:width="1.281cm" svg:height="1.018cm" svg:x="4.055cm" svg:y="5.734cm">
          <draw:text-box>
            <text:p text:style-name="P5"><text:span text:style-name="T3">boot</text:span></text:p>
          </draw:text-box>
        </draw:frame>
        <draw:frame draw:style-name="gr15" draw:text-style-name="P7" draw:layer="layout" svg:width="0.926cm" svg:height="0.743cm" svg:x="9.019cm" svg:y="5.316cm">
          <draw:text-box>
            <text:p text:style-name="P5"><text:span text:style-name="T4"><text:s text:c="10"/></text:span></text:p>
          </draw:text-box>
        </draw:frame>
        <draw:line draw:style-name="gr7" draw:text-style-name="P4" draw:layer="layout" svg:x1="8.557cm" svg:y1="5.618cm" svg:x2="14.39cm" svg:y2="5.607cm">
          <text:p text:style-name="P5"/>
        </draw:line>
        <draw:frame draw:style-name="gr10" draw:text-style-name="P7" draw:layer="layout" svg:width="0.926cm" svg:height="0.743cm" svg:x="9.019cm" svg:y="7.703cm">
          <draw:text-box>
            <text:p text:style-name="P5"><text:span text:style-name="T4"><text:s text:c="10"/></text:span></text:p>
          </draw:text-box>
        </draw:frame>
        <draw:line draw:style-name="gr7" draw:text-style-name="P4" draw:layer="layout" svg:x1="8.557cm" svg:y1="7.922cm" svg:x2="11.43cm" svg:y2="7.922cm">
          <text:p text:style-name="P5"/>
        </draw:line>
        <draw:frame draw:style-name="gr16" draw:text-style-name="P6" draw:layer="layout" svg:width="1.912cm" svg:height="1.073cm" svg:x="9.601cm" svg:y="8.067cm">
          <draw:text-box>
            <text:p text:style-name="P5"><text:span text:style-name="T3">start</text:span></text:p>
            <text:p text:style-name="P5"><text:span text:style-name="T3">servi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c0c0c0" draw:end-color="#ffffff" draw:start-intensity="95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görkem" draw:style="rect" draw:dots2="1" draw:distance="4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tr" style:country-asian="TR" style:font-family-complex="Lucidasans" style:font-pitch-complex="variable" style:font-size-complex="24pt" style:language-complex="tr" style:country-complex="T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693cm" fo:page-height="20.9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4$Build-9070
  </meta:generator>
    <meta:creation-date>2006-06-02T16:07:31</meta:creation-date>
    <dc:date>2006-10-05T14:11:56</dc:date>
    <dc:language>en-US</dc:language>
    <meta:editing-cycles>40</meta:editing-cycles>
    <meta:editing-duration>PT23M38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